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38.9732in" svg:height="10.8445in" svg:x="3.5953in" svg:y="0.0394in">
            <draw:object draw:notify-on-update-of-ranges="Arkusz1.A1:Arkusz1.A87 Arkusz1.B1:Arkusz1.B87 Arkusz1.D1:Arkusz1.D8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950" calcext:value-type="float">
            <text:p>2395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 office:value-type="float" office:value="24169" calcext:value-type="float">
            <text:p>24169</text:p>
          </table:table-cell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 office:value-type="float" office:value="24528" calcext:value-type="float">
            <text:p>24528</text:p>
          </table:table-cell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 office:value-type="float" office:value="25140" calcext:value-type="float">
            <text:p>25140</text:p>
          </table:table-cell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 office:value-type="float" office:value="25850" calcext:value-type="float">
            <text:p>25850</text:p>
          </table:table-cell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 office:value-type="float" office:value="27100" calcext:value-type="float">
            <text:p>27100</text:p>
          </table:table-cell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/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/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/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/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/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/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/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/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/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/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/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/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/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/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/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/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/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/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/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/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/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/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/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/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/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/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/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/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/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/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/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/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/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/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/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/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/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/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/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/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/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/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/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/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/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/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/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/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/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/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/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/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/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/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/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/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/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/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2">00/00/0000</text:date>, <text:time style:data-style-name="N2" text:time-value="05:26:44.70117548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09-12T05:26:56.152805539</dc:date>
    <meta:editing-duration>PT1H7M13S</meta:editing-duration>
    <meta:editing-cycles>48</meta:editing-cycles>
    <meta:generator>LibreOffice/4.2.6.3$Linux_X86_64 LibreOffice_project/420m0$Build-3</meta:generator>
    <meta:document-statistic meta:table-count="1" meta:cell-count="6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cm" chart:symbol-height="0.1cm" chart:data-label-number="value" chart:data-label-text="false" chart:data-label-symbol="false" style:rotation-angle="8">
        <chart:symbol-image xlink:href="Pictures/2000000A000000DD000000DD9C8AB801.svm" xlink:type="simple" xlink:actuate="onLoad"/>
      </style:chart-properties>
      <style:graphic-properties svg:stroke-width="0.051cm" svg:stroke-color="#004586" svg:stroke-opacity="75%" draw:fill-color="#004586" draw:opacity="75%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8.993cm" svg:height="27.546cm" xlink:href=".." xlink:type="simple" chart:class="chart:line" chart:style-name="ch1">
        <chart:title svg:x="48.216cm" svg:y="0.685cm" chart:style-name="ch2">
          <text:p>Statystyka</text:p>
        </chart:title>
        <chart:subtitle svg:x="47.587cm" svg:y="2.088cm" chart:style-name="ch3">
          <text:p>Ilość linii kodu .cpp/.h</text:p>
        </chart:subtitle>
        <chart:plot-area chart:style-name="ch4" table:cell-range-address="Arkusz1.A1:Arkusz1.B87 Arkusz1.D1:Arkusz1.D87" chart:data-source-has-labels="column" svg:x="2.429cm" svg:y="3.871cm" svg:width="92.606cm" svg:height="22cm">
          <chartooo:coordinate-region svg:x="3.738cm" svg:y="4.097cm" svg:width="91.297cm" svg:height="21.127cm"/>
          <chart:axis chart:dimension="x" chart:name="primary-x" chart:style-name="ch5" chartooo:axis-type="auto">
            <chartooo:date-scale/>
            <chart:title svg:x="48.206cm" svg:y="26.421cm" chart:style-name="ch6">
              <text:p>Data</text:p>
            </chart:title>
            <chart:categories table:cell-range-address="Arkusz1.A1:Arkusz1.A8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87" chart:class="chart:line">
            <chart:data-point chart:repeated="87"/>
          </chart:series>
          <chart:series chart:style-name="ch10" chart:values-cell-range-address="Arkusz1.D1:Arkusz1.D87" chart:class="chart:line">
            <chart:data-point chart:repeated="8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87</svg:desc>
                </draw:g>
              </table:table-cell>
              <table:table-cell office:value-type="float" office:value="15135">
                <text:p>15135</text:p>
                <draw:g>
                  <svg:desc>Arkusz1.B1:Arkusz1.B87</svg:desc>
                </draw:g>
              </table:table-cell>
              <table:table-cell office:value-type="float" office:value="15135">
                <text:p>15135</text:p>
                <draw:g>
                  <svg:desc>Arkusz1.D1:Arkusz1.D87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950">
                <text:p>2395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24169">
                <text:p>24169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24528">
                <text:p>24528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25140">
                <text:p>25140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25850">
                <text:p>25850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27100">
                <text:p>27100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814.1818181819">
                <text:p>42814.1818181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